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paragraph-properties fo:margin-top="0.199cm" fo:margin-bottom="0.199cm"/>
    </style:style>
    <style:style style:name="P11" style:family="paragraph" style:parent-style-name="Text_20_body">
      <style:text-properties fo:language="pt" fo:country="BR" style:font-name-complex="Arial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Heading_20_1">
      <style:text-properties fo:language="pt" fo:country="BR"/>
    </style:style>
    <style:style style:name="P14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>
      <style:paragraph-properties fo:margin-top="0.199cm" fo:margin-bottom="0.199cm"/>
    </style:style>
    <style:style style:name="P19" style:family="paragraph" style:parent-style-name="Text_20_body" style:list-style-name="L5">
      <style:paragraph-properties fo:margin-top="0.199cm" fo:margin-bottom="0.199cm"/>
    </style:style>
    <style:style style:name="T1" style:family="text">
      <style:text-properties fo:font-size="10pt" style:font-size-asian="10pt"/>
    </style:style>
    <style:style style:name="T2" style:family="text">
      <style:text-properties style:font-name="Thaoma" fo:font-size="10pt" fo:language="pt" fo:country="BR" fo:font-weight="normal" style:font-size-asian="10pt" style:font-weight-asian="normal" style:font-size-complex="1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7">Food Delivery Web</text:p>
      <text:p text:style-name="P2">Especificação de Caso de Uso</text:p>
      <text:p text:style-name="P5"/>
      <text:p text:style-name="P4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Caso de uso “Consultar Pedidos por estabelecimento e período”.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2">Consultar Pedido por Estabelecimento e Período</text:p>
      <text:h text:style-name="P13" text:outline-level="1">Breve Descrição</text:h>
      <text:p text:style-name="Text_20_body">Este caso de uso permite ao administrador ou ao gestor do estabelecimento gerar relatórios com informações de pedidos de clientes. </text:p>
      <text:h text:style-name="P13" text:outline-level="1">Referências </text:h>
      <text:p text:style-name="Text_20_body">Não há.</text:p>
      <text:h text:style-name="P13" text:outline-level="1">Atores</text:h>
      <text:list xml:id="list39419135" text:style-name="L1">
        <text:list-item>
          <text:p text:style-name="P15">Administrador</text:p>
        </text:list-item>
        <text:list-item>
          <text:p text:style-name="P15">Gestor do estabelecimento </text:p>
        </text:list-item>
      </text:list>
      <text:h text:style-name="P13" text:outline-level="1">Pré-condições</text:h>
      <text:list xml:id="list39436827" text:style-name="L2">
        <text:list-item>
          <text:p text:style-name="P16">Efetuar login no sistema</text:p>
        </text:list-item>
      </text:list>
      <text:h text:style-name="P13" text:outline-level="1">Fluxos de Eventos</text:h>
      <text:h text:style-name="Heading_20_2" text:outline-level="2">Fluxo Básico</text:h>
      <text:p text:style-name="Text_20_body">Este caso de uso começa quando o administrador ou o gestor do estabelecimento selecionarem a opção “Consultar Pedido por Estabelecimento ou Período” do menu Administração:</text:p>
      <text:list xml:id="list39428523" text:style-name="L3">
        <text:list-item>
          <text:p text:style-name="P17">O sistema apresenta um formulário com os seguintes campos: Estabelecimento, Data Inicial e Data Final. O formulário também apresenta uma grade de visualização, onde serão mostrados todos os dados referente aos pedidos efetuados em um determinado estabelecimento ou período definidos pelo autor. E por fim, apresenta as seguintes opções: “Consultar” e “Gerar Relatório”. </text:p>
        </text:list-item>
        <text:list-item>
          <text:p text:style-name="P17">O caso de uso se encerra.</text:p>
        </text:list-item>
      </text:list>
      <text:p text:style-name="P10"><text:soft-page-break/><text:tab/></text:p>
      <text:h text:style-name="Heading_20_2" text:outline-level="2">Fluxos Alternativos</text:h>
      <text:p text:style-name="P11">A1 – Consultar</text:p>
      <text:p text:style-name="Text_20_body">No passo 1 do fluxo básico: </text:p>
      <text:list xml:id="list39444231" text:style-name="L4">
        <text:list-item>
          <text:list>
            <text:list-item>
              <text:list>
                <text:list-item>
                  <text:p text:style-name="P18">O sistema executa uma tarefa de restrição referente ao perfil de usuários, segundo a regra de negócio RN6<text:span text:style-name="T2">– Validação ao Consultar Prato por Estabelecimento ou Período.</text:span></text:p>
                </text:list-item>
                <text:list-item>
                  <text:p text:style-name="P18">O ator informa o período ou estabelecimento no qual deseja efetuar a consulta.</text:p>
                </text:list-item>
                <text:list-item>
                  <text:p text:style-name="P18">O ator seleciona a opção “Consultar”.</text:p>
                </text:list-item>
                <text:list-item>
                  <text:p text:style-name="P18">O sistema faz uma busca pelos pedidos na base de dados de acordo com o período informado pelo ator.</text:p>
                </text:list-item>
                <text:list-item>
                  <text:p text:style-name="P18">O sistema retorna os dados da consulta na grade de visualização com os seguintes campos: Número do pedido, Cliente, Pratos, Valor Total e Avaliação.</text:p>
                </text:list-item>
                <text:list-item>
                  <text:p text:style-name="P18">O sistema retorna ao passo 1 do fluxo básico.</text:p>
                </text:list-item>
              </text:list>
            </text:list-item>
          </text:list>
        </text:list-item>
      </text:list>
      <text:p text:style-name="P6"><text:tab/></text:p>
      <text:p text:style-name="P6"><text:tab/>A2 – Gerar Relatório</text:p>
      <text:p text:style-name="P6"><text:tab/>No passo 1 do fluxo básico e no fluxo alternativo A1:</text:p>
      <text:list xml:id="list39426254" text:style-name="L5">
        <text:list-item>
          <text:p text:style-name="P19">O ator visualiza o resultado da busca na grade de visualização. </text:p>
        </text:list-item>
        <text:list-item>
          <text:p text:style-name="P19">O ator seleciona a opção “Gerar Relatório”.</text:p>
        </text:list-item>
        <text:list-item>
          <text:p text:style-name="P19">O sistema gera um relatório do resultado da consulta com os valores dos seguintes dados: Número do pedido, Cliente, Pratos, Valor Total e Avaliação. </text:p>
        </text:list-item>
        <text:list-item>
          <text:p text:style-name="P19">O sistema retorna ao passo 1 do fluxo básico.</text:p>
        </text:list-item>
      </text:list>
      <text:h text:style-name="P13" text:outline-level="1">Pontos de Extensão</text:h>
      <text:p text:style-name="Text_20_body">Não há. </text:p>
      <text:h text:style-name="P13" text:outline-level="1">Casos de Uso Incluídos</text:h>
      <text:p text:style-name="Text_20_body">Não há.</text:p>
      <text:h text:style-name="P13" text:outline-level="1">Pós-Condições</text:h>
      <text:p text:style-name="Text_20_body">Não há.</text:p>
      <text:h text:style-name="P13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6 - Consultar Pedidos por estabelecimento e perío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6 - Consultar Pedidos por estabelecimento e perío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8T19:32:27.01</dc:date>
    <meta:editing-cycles>20</meta:editing-cycles>
    <meta:editing-duration>PT02H55M33S</meta:editing-duration>
    <meta:generator>BrOffice.org/3.1$Win32 OpenOffice.org_project/310m19$Build-9420</meta:generator>
    <dc:creator>Melque Oliveira</dc:creator>
    <meta:document-statistic meta:table-count="1" meta:image-count="0" meta:object-count="0" meta:page-count="2" meta:paragraph-count="53" meta:word-count="401" meta:character-count="2345"/>
    <meta:user-defined meta:name="ReqProMenus" meta:value-type="boolean">false</meta:user-defined>
  </office:meta>
</office:document-meta>
</file>